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officeooo:paragraph-rsid="00d7079f"/>
    </style:style>
    <style:style style:name="P4" style:family="paragraph" style:parent-style-name="Standard">
      <style:text-properties style:font-name="Ubuntu3" fo:font-size="12pt" style:font-size-asian="12pt" style:font-size-complex="12pt"/>
    </style:style>
    <style:style style:name="P5" style:family="paragraph" style:parent-style-name="Standard">
      <style:text-properties style:font-name="Ubuntu3" fo:font-size="12pt" fo:language="nl" fo:country="NL" officeooo:paragraph-rsid="00e3a190" fo:background-color="transparent" style:font-size-asian="12pt" style:language-asian="nl" style:country-asian="NL" style:font-name-complex="Bitstream Vera Sans" style:font-size-complex="12pt"/>
    </style:style>
    <style:style style:name="P6" style:family="paragraph" style:parent-style-name="Standard">
      <style:text-properties style:font-name="Ubuntu3" fo:font-size="12pt" fo:language="nl" fo:country="NL" officeooo:paragraph-rsid="00dbb001" fo:background-color="transparent" style:font-size-asian="12pt" style:language-asian="nl" style:country-asian="NL" style:font-name-complex="Bitstream Vera Sans" style:font-size-complex="12pt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35722d" officeooo:paragraph-rsid="00cb935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ad2f3b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b53ac5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cb935d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d790ad"/>
    </style:style>
    <style:style style:name="P14" style:family="paragraph" style:parent-style-name="Footnote">
      <style:text-properties officeooo:rsid="0522dfb5" officeooo:paragraph-rsid="0522dfb5"/>
    </style:style>
    <style:style style:name="P15" style:family="paragraph" style:parent-style-name="Standard" style:master-page-name="Standard">
      <style:paragraph-properties style:page-number="auto"/>
      <style:text-properties officeooo:paragraph-rsid="00a2c7b2"/>
    </style:style>
    <style:style style:name="P16" style:family="paragraph" style:parent-style-name="Standard" style:list-style-name="L1">
      <style:text-properties officeooo:paragraph-rsid="00d7079f"/>
    </style:style>
    <style:style style:name="P17" style:family="paragraph" style:parent-style-name="Standard" style:list-style-name="L1">
      <style:text-properties fo:color="#000000" fo:font-size="12pt" fo:language="nl" fo:country="NL" fo:font-style="normal" fo:font-weight="normal" officeooo:paragraph-rsid="00dbd4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0e3a19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 style:list-style-name="L1">
      <style:text-properties style:font-name="Ubuntu3" fo:font-size="12pt" fo:language="nl" fo:country="NL" officeooo:paragraph-rsid="00e3a190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 style:list-style-name="L1">
      <style:text-properties style:font-name="Ubuntu3" fo:font-size="12pt" officeooo:rsid="00e3a190" officeooo:paragraph-rsid="00e3a190" style:font-size-asian="12pt" style:font-size-complex="12pt"/>
    </style:style>
    <style:style style:name="P23" style:family="paragraph" style:parent-style-name="Standard" style:list-style-name="L1">
      <style:paragraph-properties fo:text-align="center" style:justify-single-word="false" fo:padding="0.049cm" fo:border="0.06pt solid #000000" style:shadow="none" style:writing-mode="lr-tb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0dcf3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0e3a190" officeooo:paragraph-rsid="00e3a1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0dcf3b1" officeooo:paragraph-rsid="00dcf3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0c149f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0ea2e88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0dbb00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0ec25c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f03f2c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f17340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ebd814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language="nl" fo:country="NL" officeooo:rsid="003533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language="nl" fo:country="NL" officeooo:rsid="005164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language="nl" fo:country="NL" officeooo:rsid="00e7d2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officeooo:rsid="009d5c0d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cd7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a2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b6b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d0c0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89e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53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f03f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f34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tyle-asian="normal" style:font-weight-asian="normal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style:font-weight-asian="normal" style:font-weight-complex="normal"/>
    </style:style>
    <style:style style:name="T24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25" style:family="text">
      <style:text-properties fo:color="#000000" style:text-line-through-style="none" style:text-line-through-type="none" style:text-underline-style="none" fo:font-weight="normal" officeooo:rsid="05272449" style:font-weight-asian="normal" style:font-weight-complex="normal"/>
    </style:style>
    <style:style style:name="T26" style:family="text">
      <style:text-properties fo:color="#000000" style:text-line-through-style="none" style:text-line-through-type="none" style:text-underline-style="none" fo:font-weight="normal" officeooo:rsid="0526a1ff" style:font-weight-asian="normal" style:font-weight-complex="normal"/>
    </style:style>
    <style:style style:name="T27" style:family="text">
      <style:text-properties fo:color="#000000" style:text-line-through-style="none" style:text-line-through-type="none" fo:font-style="normal" style:text-underline-style="none" fo:font-weight="normal" officeooo:rsid="0526a1ff" style:font-style-asian="normal" style:font-weight-asian="normal" style:font-style-complex="normal" style:font-weight-complex="normal"/>
    </style:style>
    <style:style style:name="T28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0512d3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017414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07077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0b163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0b98a5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weight="normal" officeooo:rsid="00d790a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3" fo:font-size="12pt" fo:language="nl" fo:country="NL" fo:font-weight="normal" officeooo:rsid="00e29c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fo:font-weight="normal" officeooo:rsid="00e430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3" fo:font-size="12pt" fo:language="nl" fo:country="NL" fo:font-style="normal" style:text-underline-style="none" fo:font-weight="normal" officeooo:rsid="008d358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46" style:family="text">
      <style:text-properties fo:color="#000000" style:text-underline-style="none" fo:font-weight="normal" officeooo:rsid="02e5ade6" style:font-weight-asian="normal" style:font-weight-complex="normal"/>
    </style:style>
    <style:style style:name="T47" style:family="text">
      <style:text-properties fo:color="#000000" style:text-underline-style="none" fo:font-weight="normal" officeooo:rsid="0154e886" style:font-weight-asian="normal" style:font-weight-complex="normal"/>
    </style:style>
    <style:style style:name="T48" style:family="text">
      <style:text-properties fo:color="#000000" style:text-underline-style="none" fo:font-weight="normal" officeooo:rsid="0183b5ef" style:font-weight-asian="normal" style:font-weight-complex="normal"/>
    </style:style>
    <style:style style:name="T49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style:text-line-through-style="none" style:text-line-through-type="none" style:font-name="Ubuntu3" fo:font-size="12pt" style:text-underline-style="none" fo:font-weight="normal" officeooo:rsid="0071b610" style:font-name-asian="DejaVu Sans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style:font-name="Ubuntu3" fo:font-size="12pt" style:text-underline-style="none" fo:font-weight="normal" officeooo:rsid="05960b2f" style:font-name-asian="DejaVu Sans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Ubuntu3" fo:font-size="12pt" fo:font-style="normal" fo:font-weight="normal" officeooo:rsid="0526a1ff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font-size="12pt" style:text-underline-style="none" officeooo:rsid="00ea2e88" style:font-size-asian="12pt" style:font-size-complex="12pt"/>
    </style:style>
    <style:style style:name="T54" style:family="text">
      <style:text-properties style:text-line-through-style="none" style:text-line-through-type="none" fo:font-size="12pt" style:text-underline-style="none" officeooo:rsid="0181027b" style:font-size-asian="12pt" style:font-size-complex="12pt"/>
    </style:style>
    <style:style style:name="T55" style:family="text">
      <style:text-properties style:text-line-through-style="none" style:text-line-through-type="none" fo:font-size="12pt" style:text-underline-style="none" officeooo:rsid="02e5ade6" style:font-size-asian="12pt" style:font-size-complex="12pt"/>
    </style:style>
    <style:style style:name="T56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57" style:family="text">
      <style:text-properties style:text-line-through-style="none" style:text-line-through-type="none" fo:font-weight="normal" style:font-weight-asian="normal" style:font-weight-complex="normal"/>
    </style:style>
    <style:style style:name="T58" style:family="text">
      <style:text-properties style:use-window-font-color="true" style:text-line-through-style="none" style:text-line-through-type="none" style:text-underline-style="none" fo:font-weight="normal" officeooo:rsid="009a79d9" style:font-weight-asian="normal" style:font-weight-complex="normal"/>
    </style:style>
    <style:style style:name="T5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font-size="12pt" fo:language="nl" fo:country="NL" officeooo:rsid="0034630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font-size="12pt" fo:language="nl" fo:country="NL" officeooo:rsid="0082d99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font-size="12pt" fo:language="nl" fo:country="NL" officeooo:rsid="0082d9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font-size="12pt" style:text-underline-style="none" officeooo:rsid="0181027b" style:font-size-asian="12pt" style:font-size-complex="12pt"/>
    </style:style>
    <style:style style:name="T66" style:family="text">
      <style:text-properties fo:font-size="12pt" style:text-underline-style="none" officeooo:rsid="02e5ade6" style:font-size-asian="12pt" style:font-size-complex="12pt"/>
    </style:style>
    <style:style style:name="T67" style:family="text">
      <style:text-properties fo:font-size="12pt" style:text-underline-style="none" officeooo:rsid="0154e886" style:font-size-asian="12pt" style:font-size-complex="12pt"/>
    </style:style>
    <style:style style:name="T68" style:family="text">
      <style:text-properties fo:font-size="12pt" style:text-underline-style="none" officeooo:rsid="00ea2e88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prefix="□" style:num-format="">
        <style:list-level-properties text:space-before="1cm" text:min-label-width="0.5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Strong_20_Emphasis"><text:span text:style-name="T38">C</text:span></text:span><text:span text:style-name="Strong_20_Emphasis"><text:span text:style-name="T33">hecklist voor </text:span></text:span><text:span text:style-name="Strong_20_Emphasis"><text:span text:style-name="T34">het</text:span></text:span><text:span text:style-name="Strong_20_Emphasis"><text:span text:style-name="T33"> install</text:span></text:span><text:span text:style-name="Strong_20_Emphasis"><text:span text:style-name="T34">eren</text:span></text:span><text:span text:style-name="Strong_20_Emphasis"><text:span text:style-name="T33"> van </text:span></text:span><text:reference-mark-start text:name="Distributie"/><text:span text:style-name="Strong_20_Emphasis"><text:span text:style-name="T39">Ubunt</text:span></text:span><text:span text:style-name="Strong_20_Emphasis"><text:span text:style-name="T40">u</text:span></text:span><text:reference-mark-end text:name="Distributie"/><text:span text:style-name="Strong_20_Emphasis"><text:span text:style-name="T39"> </text:span></text:span><text:reference-mark-start text:name="Versie"/><text:span text:style-name="Strong_20_Emphasis"><text:span text:style-name="T39">1</text:span></text:span><text:span text:style-name="Strong_20_Emphasis"><text:span text:style-name="T41">8</text:span></text:span><text:span text:style-name="Strong_20_Emphasis"><text:span text:style-name="T39">.</text:span></text:span><text:span text:style-name="Strong_20_Emphasis"><text:span text:style-name="T41">04 LTS</text:span></text:span><text:reference-mark-end text:name="Versie"/><text:span text:style-name="Strong_20_Emphasis"><text:span text:style-name="T33"> </text:span></text:span><text:reference-mark-start text:name="Editie"/><text:span text:style-name="Strong_20_Emphasis"><text:span text:style-name="T35">desktop</text:span></text:span><text:reference-mark-end text:name="Editie"/><text:span text:style-name="Strong_20_Emphasis"><text:span text:style-name="T36"> </text:span></text:span><text:span text:style-name="Strong_20_Emphasis"><text:span text:style-name="T33">op </text:span></text:span><text:reference-mark-start text:name="Computernaam"/><text:span text:style-name="Strong_20_Emphasis"><text:span text:style-name="T42">pc</text:span></text:span><text:span text:style-name="Strong_20_Emphasis"><text:span text:style-name="T33">02</text:span></text:span><text:reference-mark-end text:name="Computernaam"/><text:span text:style-name="T37">.</text:span><text:span text:style-name="Strong_20_Emphasis"><text:span text:style-name="T33"><text:line-break/></text:span></text:span></text:p>
      <text:list xml:id="list3774375510" text:style-name="L1">
        <text:list-header>
          <text:p text:style-name="P23"><text:span text:style-name="T2">Gebruik </text:span><text:span text:style-name="T5">deze checklist naast </text:span><text:span text:style-name="T2">Checklist </text:span><text:span text:style-name="T3">i</text:span><text:span text:style-name="T2">nstall</text:span><text:span text:style-name="T4">atie </text:span><text:span text:style-name="T4"><text:reference-ref text:reference-format="text" text:ref-name="Distributie">Ubuntu</text:reference-ref></text:span><text:span text:style-name="T2"><text:s/></text:span><text:span text:style-name="T2"><text:reference-ref text:reference-format="text" text:ref-name="Versie">18.04 LTS</text:reference-ref></text:span><text:span text:style-name="T2"><text:s/></text:span><text:span text:style-name="T2"><text:reference-ref text:reference-format="text" text:ref-name="Editie">desktop</text:reference-ref></text:span></text:p>
        </text:list-header>
      </text:list>
      <text:p text:style-name="P2"/>
      <text:p text:style-name="P3"><text:span text:style-name="T33">Kijk op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33"> </text:span><text:span text:style-name="T8">voor</text:span><text:span text:style-name="T7"> </text:span><text:span text:style-name="T59">deze en andere </text:span><text:span text:style-name="T9">checklists, scripts, en overige bestanden.</text:span></text:p>
      <text:list xml:id="list100633015059910" text:continue-numbering="true" text:style-name="L1">
        <text:list-header>
          <text:p text:style-name="P16"><text:span text:style-name="Strong_20_Emphasis"><text:span text:style-name="T9"/></text:span></text:p>
        </text:list-header>
      </text:list>
      <text:p text:style-name="P11"><text:span text:style-name="Strong_20_Emphasis"><text:span text:style-name="T43"/></text:span></text:p>
      <text:p text:style-name="P9"><text:span text:style-name="Definition"><text:span text:style-name="T62">g</text:span></text:span><text:span text:style-name="Definition"><text:span text:style-name="T60">ebruiker</text:span></text:span><text:span text:style-name="T33"><text:tab/><text:tab/><text:tab/></text:span><text:span text:style-name="User_20_Entry"><text:span text:style-name="T44">Marin</text:span></text:span><text:span text:style-name="User_20_Entry"><text:span text:style-name="T45"> Zimmer</text:span></text:span></text:p>
      <text:p text:style-name="P10"><text:span text:style-name="Definition"><text:span text:style-name="T62">g</text:span></text:span><text:span text:style-name="Definition"><text:span text:style-name="T60">ebruikersnaam</text:span></text:span><text:span text:style-name="T33"><text:tab/></text:span><text:span text:style-name="User_20_Entry"><text:span text:style-name="T44">marin</text:span></text:span></text:p>
      <text:p text:style-name="P13"><text:span text:style-name="Definition"><text:span text:style-name="T62">c</text:span></text:span><text:span text:style-name="Definition"><text:span text:style-name="T60">omputernaam</text:span></text:span><text:span text:style-name="Definition"><text:span text:style-name="T61"><text:tab/></text:span></text:span><text:span text:style-name="User_20_Entry"><text:span text:style-name="T44"><text:reference-ref text:reference-format="text" text:ref-name="Computernaam">pc02</text:reference-ref></text:span></text:span></text:p>
      <text:p text:style-name="P12"><text:span text:style-name="Definition"><text:span text:style-name="T62">o</text:span></text:span><text:span text:style-name="Definition"><text:span text:style-name="T63">pstartmenu</text:span></text:span><text:span text:style-name="T33"><text:tab/><text:tab/></text:span><text:span text:style-name="User_20_Entry"><text:span text:style-name="T44">–</text:span></text:span><text:span text:style-name="T33"> </text:span></text:p>
      <text:p text:style-name="P12"><text:span text:style-name="Definition"><text:span text:style-name="T62">i</text:span></text:span><text:span text:style-name="Definition"><text:span text:style-name="T63">nstellingen</text:span></text:span><text:span text:style-name="Definition"><text:span text:style-name="T60"><text:tab/></text:span></text:span><text:span text:style-name="T33"><text:tab/></text:span><text:span text:style-name="User_20_Entry"><text:span text:style-name="T45">F2</text:span></text:span></text:p>
      <text:p text:style-name="P8"><text:span text:style-name="Definition"><text:span text:style-name="T64"/></text:span></text:p>
      <text:p text:style-name="P7"/>
      <text:list xml:id="list100631584791719" text:continue-numbering="true" text:style-name="L1">
        <text:list-item>
          <text:p text:style-name="P17">Installatie voorbereiden</text:p>
          <text:p text:style-name="P24"/>
          <text:list>
            <text:list-item>
              <text:p text:style-name="P36"><text:span text:style-name="T10">Volg Checklist installatie </text:span><text:span text:style-name="T10"><text:reference-ref text:reference-format="text" text:ref-name="Distributie">Ubuntu</text:reference-ref></text:span><text:span text:style-name="T10"><text:s/></text:span><text:span text:style-name="T10"><text:reference-ref text:reference-format="text" text:ref-name="Versie">18.04 LTS</text:reference-ref></text:span><text:span text:style-name="T10"><text:s/></text:span><text:span text:style-name="T10"><text:reference-ref text:reference-format="text" text:ref-name="Editie">desktop</text:reference-ref></text:span><text:span text:style-name="T10">.</text:span></text:p>
            </text:list-item>
          </text:list>
          <text:p text:style-name="P27"/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28">Installatie uitvoeren</text:p>
          <text:p text:style-name="P33"/>
          <text:list>
            <text:list-item>
              <text:p text:style-name="P34"><text:span text:style-name="Strong_20_Emphasis"><text:span text:style-name="T21">Plaats </text:span></text:span><text:span text:style-name="Strong_20_Emphasis"><text:span text:style-name="T17">een </text:span></text:span><text:span text:style-name="Strong_20_Emphasis"><text:span text:style-name="T17"><text:reference-ref text:reference-format="text" text:ref-name="Distributie">Ubuntu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Versie">18.04 LTS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<text:s/></text:span></text:span><text:reference-mark-start text:name="Bitbreedte"/><text:span text:style-name="Strong_20_Emphasis"><text:span text:style-name="T18">64</text:span></text:span><text:span text:style-name="Strong_20_Emphasis"><text:span text:style-name="T19">-bit</text:span></text:span><text:reference-mark-end text:name="Bitbreedte"/><text:span text:style-name="Strong_20_Emphasis"><text:span text:style-name="T12"> USB-stick.</text:span></text:span></text:p>
            </text:list-item>
            <text:list-item>
              <text:p text:style-name="P35"><text:span text:style-name="Strong_20_Emphasis"><text:span text:style-name="T11">Zorg dat de computer opstart van </text:span></text:span><text:span text:style-name="Strong_20_Emphasis"><text:span text:style-name="T20">deze</text:span></text:span><text:span text:style-name="Strong_20_Emphasis"><text:span text:style-name="T11"> USB-stick:</text:span></text:span></text:p>
              <text:list>
                <text:list-item>
                  <text:p text:style-name="P35"><text:span text:style-name="Strong_20_Emphasis"><text:span text:style-name="T12">Druk </text:span></text:span><text:span text:style-name="Strong_20_Emphasis"><text:span text:style-name="T13">op de</text:span></text:span><text:span text:style-name="Strong_20_Emphasis"><text:span text:style-name="T12"> </text:span></text:span><text:span text:style-name="Strong_20_Emphasis"><text:span text:style-name="T28">F2</text:span></text:span><text:span text:style-name="Strong_20_Emphasis"><text:span text:style-name="T12">-toets bij het opstarten van de PC.</text:span></text:span></text:p>
                </text:list-item>
                <text:list-item>
                  <text:p text:style-name="P35"><text:span text:style-name="Strong_20_Emphasis"><text:span text:style-name="T14">Ga naar </text:span></text:span><text:span text:style-name="Strong_20_Emphasis"><text:span text:style-name="T29">Exit</text:span></text:span><text:span text:style-name="Strong_20_Emphasis"><text:span text:style-name="T15"> </text:span></text:span><text:span text:style-name="Strong_20_Emphasis"><text:span text:style-name="T16">en onder </text:span></text:span><text:span text:style-name="Strong_20_Emphasis"><text:span text:style-name="T30">Boot Override</text:span></text:span><text:span text:style-name="Strong_20_Emphasis"><text:span text:style-name="T16"> kies </text:span></text:span><text:span text:style-name="Strong_20_Emphasis"><text:span text:style-name="T30">UEFI: </text:span></text:span><text:span text:style-name="Strong_20_Emphasis"><text:span text:style-name="T31">&lt;U</text:span></text:span><text:span text:style-name="Strong_20_Emphasis"><text:span text:style-name="T32">S</text:span></text:span><text:span text:style-name="Strong_20_Emphasis"><text:span text:style-name="T31">B-stick-label&gt;</text:span></text:span><text:span text:style-name="Strong_20_Emphasis"><text:span text:style-name="T15">.</text:span></text:span></text:p>
                </text:list-item>
              </text:list>
              <text:p text:style-name="P29"><text:span text:style-name="Strong_20_Emphasis"><text:span text:style-name="T50"/></text:span></text:p>
            </text:list-item>
            <text:list-item>
              <text:p text:style-name="P30"><text:span text:style-name="T68">Volg </text:span><text:span text:style-name="T65">Checklist installatie </text:span><text:span text:style-name="T66"><text:reference-ref text:reference-format="text" text:ref-name="Distributie">Ubuntu</text:reference-ref></text:span><text:span text:style-name="T66"><text:s/></text:span><text:span text:style-name="T67"><text:reference-ref text:reference-format="text" text:ref-name="Versie">18.04 LTS</text:reference-ref></text:span><text:span text:style-name="T66"><text:s/></text:span><text:span text:style-name="T66"><text:reference-ref text:reference-format="text" text:ref-name="Editie">desktop</text:reference-ref></text:span><text:span text:style-name="T66">.</text:span></text:p>
              <text:p text:style-name="P31"><text:span text:style-name="Strong_20_Emphasis"><text:span text:style-name="T51"/></text:span></text:p>
              <text:p text:style-name="P31"><text:span text:style-name="Strong_20_Emphasis"><text:span text:style-name="T51"/></text:span></text:p>
            </text:list-item>
          </text:list>
        </text:list-item>
        <text:list-item>
          <text:p text:style-name="P25">Installatie afronden</text:p>
          <text:p text:style-name="P18"/>
          <text:list>
            <text:list-item>
              <text:p text:style-name="P32"><text:span text:style-name="T53">Volg </text:span><text:span text:style-name="T54">Checklist installatie </text:span><text:span text:style-name="T55"><text:reference-ref text:reference-format="text" text:ref-name="Distributie">Ubuntu</text:reference-ref></text:span><text:span text:style-name="T55"><text:s/></text:span><text:span text:style-name="T56"><text:reference-ref text:reference-format="text" text:ref-name="Versie">18.04 LTS</text:reference-ref></text:span><text:span text:style-name="T55"><text:s/></text:span><text:span text:style-name="T55"><text:reference-ref text:reference-format="text" text:ref-name="Editie">desktop</text:reference-ref></text:span><text:span text:style-name="T55">.</text:span></text:p>
            </text:list-item>
          </text:list>
        </text:list-item>
      </text:list>
      <text:p text:style-name="P4"/>
      <text:list xml:id="list100632281045836" text:continue-numbering="true" text:style-name="L1">
        <text:list-header>
          <text:p text:style-name="P20"/>
        </text:list-header>
        <text:list-item>
          <text:p text:style-name="P26">Gebruiker inrichten</text:p>
          <text:p text:style-name="P19"/>
          <text:list>
            <text:list-item>
              <text:p text:style-name="P32"><text:span text:style-name="T53">Volg </text:span><text:span text:style-name="T54">Checklist installatie </text:span><text:span text:style-name="T55"><text:reference-ref text:reference-format="text" text:ref-name="Distributie">Ubuntu</text:reference-ref></text:span><text:span text:style-name="T55"><text:s/></text:span><text:span text:style-name="T56"><text:reference-ref text:reference-format="text" text:ref-name="Versie">18.04 LTS</text:reference-ref></text:span><text:span text:style-name="T55"><text:s/></text:span><text:span text:style-name="T55"><text:reference-ref text:reference-format="text" text:ref-name="Editie">desktop</text:reference-ref></text:span><text:span text:style-name="T55">.</text:span></text:p>
            </text:list-item>
          </text:list>
          <text:p text:style-name="P22"/>
          <text:p text:style-name="P21"/>
        </text:list-item>
      </text:list>
      <text:p text:style-name="P5"><text:span text:style-name="T46">De installatie van </text:span><text:span text:style-name="T46"><text:reference-ref text:reference-format="text" text:ref-name="Distributie">Ubuntu</text:reference-ref></text:span><text:span text:style-name="T46"><text:s/></text:span><text:span text:style-name="T47"><text:reference-ref text:reference-format="text" text:ref-name="Versie">18.04 LTS</text:reference-ref></text:span><text:span text:style-name="T46"><text:s/></text:span><text:span text:style-name="T46"><text:reference-ref text:reference-format="text" text:ref-name="Editie">desktop</text:reference-ref></text:span><text:span text:style-name="T46"><text:s/></text:span><text:span text:style-name="T48">op </text:span><text:span text:style-name="T48"><text:reference-ref text:reference-format="text" text:ref-name="Computernaam">pc02</text:reference-ref></text:span><text:span text:style-name="T48"><text:s/></text:span><text:span text:style-name="T46">is voltooid.<text:line-break/></text:span></text:p>
      <text:p text:style-name="P6">Einde <text:span text:style-name="T58">c</text:span><text:span text:style-name="T23">hecklist.</text:span><text:span text:style-name="T24"><text:line-break/><text:line-break/></text:span><text:span text:style-name="T25">Deze c</text:span><text:span text:style-name="T26">hecklist is g</text:span><text:span text:style-name="T27">emaakt door Karel Zimmer</text:span><text:span text:style-name="Strong_20_Emphasis"><text:span text:style-name="T22"> </text:span></text:span><text:span text:style-name="T27">(</text:span><text:a xlink:type="simple" xlink:href="https://karelzimmer.nl/" text:style-name="Internet_20_link" text:visited-style-name="Visited_20_Internet_20_Link"><text:span text:style-name="Internet_20_link"><text:span text:style-name="T52">karelzimmer.nl</text:span></text:span></text:a><text:span text:style-name="T27">, </text:span><text:a xlink:type="simple" xlink:href="mailto:info@karelzimmer.nl" text:style-name="Internet_20_link" text:visited-style-name="Visited_20_Internet_20_Link"><text:span text:style-name="Internet_20_link"><text:span text:style-name="T57">info@karelzimmer.nl</text:span></text:span></text:a><text:span text:style-name="T27">).</text:span><text:span text:style-name="Strong_20_Emphasis"><text:span text:style-name="T22"><text:note text:id="ftn1" text:note-class="footnote"><text:note-citation text:label="©">©</text:note-citation><text:note-body><text:p text:style-name="P14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ff0000" style:text-line-through-style="solid" style:text-line-through-type="double" style:font-name="Ubuntu" fo:font-family="Ubuntu" style:font-style-name="Standaard" style:font-pitch="variable" fo:font-size="26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style:text-overline-style="solid" style:text-overline-width="auto" style:text-overline-color="font-color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 loext:shadow="none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Cursief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09d5c0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2</text:file-name><text:tab/><text:date style:data-style-name="N36" text:date-value="2019-12-18T10:06:30.935299498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6:30.846759734</dc:date>
    <meta:printed-by>Karel Zimmer</meta:printed-by>
    <meta:print-date>2010-10-15T14:58:44</meta:print-date>
    <meta:keyword>Installatie</meta:keyword>
    <meta:keyword>Checklist</meta:keyword>
    <meta:keyword>Linux</meta:keyword>
    <meta:editing-cycles>1860</meta:editing-cycles>
    <meta:editing-duration>P4DT16H48M6S</meta:editing-duration>
    <dc:creator>Karel Zimmer</dc:creator>
    <meta:document-statistic meta:table-count="0" meta:image-count="0" meta:object-count="0" meta:page-count="1" meta:paragraph-count="25" meta:word-count="174" meta:character-count="1196" meta:non-whitespace-character-count="1049"/>
    <meta:user-defined meta:name="Info 1"/>
    <meta:user-defined meta:name="Info 2"/>
    <meta:user-defined meta:name="Info 3"/>
    <meta:user-defined meta:name="Info 4"/>
  </office:meta>
</office:document-meta>
</file>